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14ca6" officeooo:paragraph-rsid="00114ca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14ca6" officeooo:paragraph-rsid="00114ca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4ca6" officeooo:paragraph-rsid="00114ca6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114ca6" officeooo:paragraph-rsid="00114ca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14ca6" officeooo:paragraph-rsid="00114ca6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 – CREACIÓN DE LA MINISHELL.</text:p>
      <text:p text:style-name="P3">Integrantes del grupo:</text:p>
      <text:list xml:id="list803608506" text:style-name="L1">
        <text:list-item>
          <text:p text:style-name="P4">Blanca Calderón González.</text:p>
        </text:list-item>
        <text:list-item>
          <text:p text:style-name="P4">Ángela Gutiérrez Villanueva.</text:p>
        </text:list-item>
        <text:list-item>
          <text:p text:style-name="P4">Jesús Ángel del Hoyo Gabaldón.</text:p>
        </text:list-item>
        <text:list-item>
          <text:p text:style-name="P4">Ángel Santiago Salgado Aldao.</text:p>
        </text:list-item>
      </text:list>
      <text:p text:style-name="P2"><text:span text:style-name="T1"/></text:p>
      <text:p text:style-name="P2"><text:span text:style-name="T1">Profesora:</text:span> </text:p>
      <text:p text:style-name="P5">Julia Clemente Párraga.</text:p>
      <text:p text:style-name="P2"/>
      <text:p text:style-name="P2"><text:span text:style-name="T1">Turno de laboratorio:</text:span> </text:p>
      <text:p text:style-name="P5">Mañana, segundo grupo (12:00 – 14:00).</text:p>
      <text:p text:style-name="P2"/>
      <text:p text:style-name="P3">Mejoras adicionales:</text:p>
      <text:p text:style-name="P5">La única mejora adicional que hemos incluido en el código es la de poder concatenar órdenes internas y externas mediante el carácter “;”. Los cambios se incluyen en el archivo minishell.c y, además, están explicados en detalle mediante un coment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2:40:07.641887805</meta:creation-date>
    <dc:date>2021-12-22T12:48:27.934504431</dc:date>
    <meta:editing-duration>PT8M22S</meta:editing-duration>
    <meta:editing-cycles>1</meta:editing-cycles>
    <meta:document-statistic meta:table-count="0" meta:image-count="0" meta:object-count="0" meta:page-count="1" meta:paragraph-count="12" meta:word-count="82" meta:character-count="540" meta:non-whitespace-character-count="470"/>
    <meta:generator>LibreOffice/6.0.7.3$Linux_X86_64 LibreOffice_project/00m0$Build-3</meta:generator>
  </office:meta>
</office:document-meta>
</file>